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suring Communication in the SEMAINE API via ActiveMQ</text:h>
      <text:p text:style-name="Text_20_body">Several elements must come together to ensure that the SEMAINE API components can communicate properly via ActiveMQ.</text:p>
      <text:h text:style-name="Heading_20_2" text:outline-level="2">1. The problem with the default configuration</text:h>
      <text:p text:style-name="Text_20_body">By default, ActiveMQ is configured to perform <text:span text:style-name="T1">producer flow control</text:span><text:span text:style-name="T2">: when consumers are too slow in reading the messages from a topic, when a threshold is reached, activemq blocks the send() method until enough messages are consumed to go beyond the threshold. The default threshold for consumers from topics is 32766. </text:span><text:a xlink:type="simple" xlink:href="http://activemq.apache.org/what-is-the-prefetch-limit-for.html"><text:span text:style-name="T2">http://activemq.apache.org/what-is-the-prefetch-limit-for.html</text:span></text:a><text:span text:style-name="T2"> </text:span></text:p>
      <text:p text:style-name="Text_20_body"><text:span text:style-name="T2">If there is a </text:span><text:span text:style-name="T1">stale consumer</text:span><text:span text:style-name="T2"> – a consumer that was destroyed without being properly closed –, then the ActiveMQ broker still considers that consumer to be active, but it does not consume any messages, leading the broker to trigger producer flow control when the threshold has been reached. As a result, the situation looks like a deadlock where the sender does not send anything, and the existing receivers do not receive anything.</text:span></text:p>
      <text:h text:style-name="P1" text:outline-level="2">2. Measures to avoid deadlock in the SEMAINE API</text:h>
      <text:p text:style-name="P2">Several elements can come together to avoid this deadlock situation.</text:p>
      <text:h text:style-name="Heading_20_3" text:outline-level="3">2.1 Configure producer flow control with care</text:h>
      <text:p text:style-name="Text_20_body">In the SEMAINE system, which should ensure real-time reactivity, we want to avoid ever running into situations of producer flow control. However, if we run into that kind of situation, we want to get an error message, so we turn on the producerFlowControl feature in activemq.xml, but leave the topicPrefetch at the default of 32766 (the highest possible value) and give the topic a large amount of money:</text:p>
      <text:p text:style-name="Text_20_body"><text:a xlink:type="simple" xlink:href="http://activemq.apache.org/producer-flow-control.html">http://activemq.apache.org/producer-flow-control.html</text:a> </text:p>
      <text:p text:style-name="Preformatted_20_Text"><text:s text:c="8"/>&lt;destinationPolicy&gt;</text:p>
      <text:p text:style-name="Preformatted_20_Text"><text:s text:c="12"/>&lt;policyMap&gt;</text:p>
      <text:p text:style-name="Preformatted_20_Text"><text:s text:c="14"/>&lt;policyEntries&gt;</text:p>
      <text:p text:style-name="Preformatted_20_Text"><text:s text:c="16"/>&lt;policyEntry topic="&gt;" <text:span text:style-name="T3">producerFlowControl="true" memoryLimit=”20mb”</text:span>&gt;</text:p>
      <text:p text:style-name="Text_20_body"/>
      <text:p text:style-name="Text_20_body">Then, there is a setting to make the send methods fail when the broker is running out of memory:</text:p>
      <text:p text:style-name="Preformatted_20_Text"><text:s text:c="12"/>&lt;systemUsage sendFailIfNoSpace="true"&gt;</text:p>
      <text:p text:style-name="Text_20_body">Note that this works only when producerFlowControl is true and there is a memoryLimit on the topic.</text:p>
      <text:h text:style-name="Heading_20_3" text:outline-level="3">2.2 Make sure not to flood the broker's RAM</text:h>
      <text:p text:style-name="Text_20_body">If more and more messages are coming in that are not consumed by some consumers, the broker must keep them ready for consumption. Depending on its configuration, that can boost the RAM requirements beyond reasonable measure.</text:p>
      <text:p text:style-name="Text_20_body">We avoid this by putting a limit onto the number of messages that can be kept for a slow consumer, over and above its prefetch number. Older messages are then discarded as new messages come in. This is slower than the normal system behaviour, but still much preferred over a deadlock.</text:p>
      <text:p text:style-name="Preformatted_20_Text"><text:s text:c="12"/>&lt;pendingMessageLimitStrategy&gt;</text:p>
      <text:p text:style-name="Preformatted_20_Text"><text:s text:c="14"/>&lt;constantPendingMessageLimitStrategy limit="1000"/&gt;</text:p>
      <text:p text:style-name="Preformatted_20_Text"><text:s text:c="12"/>&lt;/pendingMessageLimitStrategy&gt;</text:p>
      <text:h text:style-name="Heading_20_3" text:outline-level="3"><text:soft-page-break/>2.3 Try to avoid stale consumers</text:h>
      <text:p text:style-name="Text_20_body">The best way to avoid undelivered messages piling up is to avoid the situation where a consumer has gone away (because the program was stopped) but the broker still thinks it is there.</text:p>
      <text:p text:style-name="Text_20_body">The method how this can be achieved is to properly close() the Connection used for the consumer before ending the program, e.g. in a shutdown hook.</text:p>
      <text:h text:style-name="Heading_20_3" text:outline-level="3">2.4 Monitor the state of consumers</text:h>
      <text:p text:style-name="Text_20_body">For the live consumers, there are then two possible states: either they can keep up with the flow of incoming messages, or they are too slow and start falling behind.</text:p>
      <text:p text:style-name="Text_20_body">A monitoring system should be put in place to diagnose a slow consumer, and to log warning messages or similar. This is now achieved via ActiveMQ advisory messages which are sent for slow consumers (since ActiveMQ 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 Schröder</meta:initial-creator>
    <meta:creation-date>2010-11-09T08:09:45</meta:creation-date>
    <dc:date>2010-11-09T12:53:54</dc:date>
    <dc:creator>Marc Schröder</dc:creator>
    <meta:editing-duration>PT04H44M09S</meta:editing-duration>
    <meta:editing-cycles>23</meta:editing-cycles>
    <meta:generator>OpenOffice.org/3.2$Unix OpenOffice.org_project/320m18$Build-9502</meta:generator>
    <meta:document-statistic meta:table-count="0" meta:image-count="0" meta:object-count="0" meta:page-count="2" meta:paragraph-count="29" meta:word-count="536" meta:character-count="3538"/>
  </office:meta>
</office:document-meta>
</file>